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1e5c" officeooo:paragraph-rsid="00191e5c"/>
    </style:style>
    <style:style style:name="P2" style:family="paragraph" style:parent-style-name="Standard">
      <style:paragraph-properties fo:text-align="start" style:justify-single-word="false"/>
      <style:text-properties officeooo:rsid="00191e5c" officeooo:paragraph-rsid="00191e5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539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ações para ex010 HTML</text:p>
      <text:p text:style-name="P1"/>
      <text:p text:style-name="P2">* Ao criar um link para um site externo com a tag &lt;a&gt; e bom incluir a tag <text:span text:style-name="T1">target = “_blank”</text:span> e a tag <text:span text:style-name="T1">rel = “external” </text:span><text:span text:style-name="T2">para que seu site não seja fechado e sim apenas abert</text:span><text:span text:style-name="T3">a</text:span><text:span text:style-name="T2"> um</text:span><text:span text:style-name="T3">a</text:span><text:span text:style-name="T2"> nova guia com o site <text:s/>no link criad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1T18:21:37.638000000</meta:creation-date>
    <dc:date>2022-11-09T13:28:23.421000000</dc:date>
    <meta:editing-duration>PT6M11S</meta:editing-duration>
    <meta:editing-cycles>2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2" meta:word-count="51" meta:character-count="237" meta:non-whitespace-character-count="187"/>
  </office:meta>
</office:document-meta>
</file>